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6.925in" style:rel-width="100%" fo:margin-left="0in" fo:margin-right="0in" table:align="margins" fo:background-color="transparent" fo:keep-with-next="always">
        <style:background-image/>
      </style:table-properties>
    </style:style>
    <style:style style:name="Table2.1.A" style:family="table-column">
      <style:table-column-properties style:column-width="1.5354in" style:rel-column-width="2211*"/>
    </style:style>
    <style:style style:name="Table2.1.B" style:family="table-column">
      <style:table-column-properties style:column-width="2.3444in" style:rel-column-width="3376*"/>
    </style:style>
    <style:style style:name="Table2.1.C" style:family="table-column">
      <style:table-column-properties style:column-width="3.0451in" style:rel-column-width="4385*"/>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4" style:family="table-row">
      <style:table-row-properties fo:background-color="transparent">
        <style:background-image/>
      </style:table-row-properties>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break-before="page"/>
    </style:style>
    <style:style style:name="T1" style:family="text">
      <style:text-properties style:font-name-asian="Courier New" style:font-name-complex="Courier New"/>
    </style:style>
    <style:style style:name="T2" style:family="text">
      <style:text-properties fo:font-size="12pt" style:font-size-asian="12pt" style:font-size-complex="12pt"/>
    </style:style>
    <style:style style:name="T3" style:family="text">
      <style:text-properties fo:font-size="12pt" officeooo:rsid="001e379a" style:font-size-asian="12pt" style:font-size-complex="12pt"/>
    </style:style>
    <style:style style:name="T4" style:family="text">
      <style:text-properties fo:font-size="12pt" officeooo:rsid="002a3184" style:font-size-asian="12pt" style:font-size-complex="12pt"/>
    </style:style>
    <style:style style:name="T5" style:family="text">
      <style:text-properties fo:font-size="12pt" officeooo:rsid="00330b00" style:font-size-asian="12pt" style:font-size-complex="12pt"/>
    </style:style>
    <style:style style:name="T6" style:family="text">
      <style:text-properties officeooo:rsid="00180c92"/>
    </style:style>
    <style:style style:name="T7" style:family="text">
      <style:text-properties officeooo:rsid="001ad76e"/>
    </style:style>
    <style:style style:name="T8" style:family="text">
      <style:text-properties officeooo:rsid="002fa4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text:p>
      <text:p text:style-name="Subtitle">Numeric Data Types </text:p>
      <text:p text:style-name="Text_20_body"/>
      <text:p text:style-name="Standard"><text:span text:style-name="T2">FreeBASIC has all the standard </text:span><text:span text:style-name="T4">Numeric </text:span><text:span text:style-name="T2">data types that you would expect for a Basic compiler. </text:span><text:span text:style-name="T5">See </text:span><text:span text:style-name="T2">Table </text:span><text:span text:style-name="T3">2</text:span><text:span text:style-name="T2">.1 </text:span><text:span text:style-name="T5">for a list</text:span><text:span text:style-name="T2"> </text:span><text:span text:style-name="T5">of supported </text:span><text:span text:style-name="T2">numeric data types. </text:span><text:span text:style-name="T5">Y</text:span><text:span text:style-name="T2">ou will notice that Integer and Long are grouped together. This is because a Long is just an alias for Integer. They are exactly the same data type. </text:span></text:p>
      <text:p text:style-name="Standard"/>
      <table:table table:name="Table2.1" table:style-name="Table2.1">
        <table:table-column table:style-name="Table2.1.A"/>
        <table:table-column table:style-name="Table2.1.B"/>
        <table:table-column table:style-name="Table2.1.C"/>
        <table:table-row>
          <table:table-cell table:style-name="Table2.1.A1" office:value-type="string">
            <text:p text:style-name="Standard">Numeric Data </text:p>
          </table:table-cell>
          <table:table-cell table:style-name="Table2.1.A1" office:value-type="string">
            <text:p text:style-name="Standard">Types Size</text:p>
          </table:table-cell>
          <table:table-cell table:style-name="Table2.1.C1" office:value-type="string">
            <text:p text:style-name="Standard">Limits </text:p>
          </table:table-cell>
        </table:table-row>
        <table:table-row>
          <table:table-cell table:style-name="Table2.1.A2" office:value-type="string">
            <text:p text:style-name="Standard">Byte </text:p>
          </table:table-cell>
          <table:table-cell table:style-name="Table2.1.B2" office:value-type="string">
            <text:p text:style-name="Standard">8-bit, signed, 1 byte</text:p>
          </table:table-cell>
          <table:table-cell table:style-name="Table2.1.C2" office:value-type="string">
            <text:p text:style-name="Standard">-128 to 127</text:p>
          </table:table-cell>
        </table:table-row>
        <table:table-row>
          <table:table-cell table:style-name="Table2.1.A8" office:value-type="string">
            <text:p text:style-name="Standard">Integer</text:p>
          </table:table-cell>
          <table:table-cell table:style-name="Table2.1.B3" office:value-type="string">
            <text:p text:style-name="Standard">(Long) 32-bit, signed, 4 bytes</text:p>
          </table:table-cell>
          <table:table-cell table:style-name="Table2.1.C3" office:value-type="string">
            <text:p text:style-name="Standard">-2,147,483,648 to 2,147,483,647 </text:p>
          </table:table-cell>
        </table:table-row>
        <table:table-row table:style-name="Table2.1.4">
          <table:table-cell table:style-name="Table2.1.A8" office:value-type="string">
            <text:p text:style-name="Standard">LongInt</text:p>
          </table:table-cell>
          <table:table-cell table:style-name="Table2.1.B4" office:value-type="string">
            <text:p text:style-name="Standard"><text:s/>64-bit, <text:s/>signed, 8 bytes </text:p>
          </table:table-cell>
          <table:table-cell table:style-name="Table2.1.C4" office:value-type="string">
            <text:p text:style-name="Standard">-9,223,372,036,854,775,808</text:p>
            <text:p text:style-name="Standard">to </text:p>
            <text:p text:style-name="Standard">9,223,<text:span text:style-name="T1">372,036,854,775,807 </text:span></text:p>
          </table:table-cell>
        </table:table-row>
        <table:table-row>
          <table:table-cell table:style-name="Table2.1.A5" office:value-type="string">
            <text:p text:style-name="Standard">Short </text:p>
          </table:table-cell>
          <table:table-cell table:style-name="Table2.1.B5" office:value-type="string">
            <text:p text:style-name="Standard">16-bit, signed, 2 bytes </text:p>
          </table:table-cell>
          <table:table-cell table:style-name="Table2.1.C5" office:value-type="string">
            <text:p text:style-name="Standard">-32,768 to 32,767 </text:p>
          </table:table-cell>
        </table:table-row>
        <table:table-row>
          <table:table-cell table:style-name="Table2.1.A8" office:value-type="string">
            <text:p text:style-name="Standard">UByte <text:s/></text:p>
          </table:table-cell>
          <table:table-cell table:style-name="Table2.1.B6" office:value-type="string">
            <text:p text:style-name="Standard">8-bit, unsigned, 1 byte</text:p>
          </table:table-cell>
          <table:table-cell table:style-name="Table2.1.C6" office:value-type="string">
            <text:p text:style-name="Standard">0 to 255 </text:p>
          </table:table-cell>
        </table:table-row>
        <table:table-row>
          <table:table-cell table:style-name="Table2.1.A8" office:value-type="string">
            <text:p text:style-name="Standard">UInteger </text:p>
          </table:table-cell>
          <table:table-cell table:style-name="Table2.1.B7" office:value-type="string">
            <text:p text:style-name="Standard">32-bit, unsigned, 4 bytes </text:p>
          </table:table-cell>
          <table:table-cell table:style-name="Table2.1.C7" office:value-type="string">
            <text:p text:style-name="Standard">0 to 4,294,967,295</text:p>
          </table:table-cell>
        </table:table-row>
        <table:table-row>
          <table:table-cell table:style-name="Table2.1.A8" office:value-type="string">
            <text:p text:style-name="Standard">ULongInt </text:p>
          </table:table-cell>
          <table:table-cell table:style-name="Table2.1.B8" office:value-type="string">
            <text:p text:style-name="Standard">64-bit, unsigned, 8 bytes </text:p>
          </table:table-cell>
          <table:table-cell table:style-name="Table2.1.C8" office:value-type="string">
            <text:p text:style-name="Standard">0 to 18,446,744,073,709,</text:p>
            <text:p text:style-name="Standard">551,61<text:span text:style-name="T1">5 </text:span></text:p>
          </table:table-cell>
        </table:table-row>
        <table:table-row>
          <table:table-cell table:style-name="Table2.1.A10" office:value-type="string">
            <text:p text:style-name="Standard">Ushort </text:p>
          </table:table-cell>
          <table:table-cell table:style-name="Table2.1.B9" office:value-type="string">
            <text:p text:style-name="Standard">16-bit, unsigned, 2 bytes</text:p>
          </table:table-cell>
          <table:table-cell table:style-name="Table2.1.C9" office:value-type="string">
            <text:p text:style-name="Standard">0 to 65365 </text:p>
          </table:table-cell>
        </table:table-row>
        <table:table-row>
          <table:table-cell table:style-name="Table2.1.A10" office:value-type="string">
            <text:p text:style-name="Standard">Double </text:p>
            <text:p text:style-name="Standard"/>
          </table:table-cell>
          <table:table-cell table:style-name="Table2.1.B10" office:value-type="string">
            <text:p text:style-name="Standard">64-bit, </text:p>
            <text:p text:style-name="Standard">floating point, 8 bytes </text:p>
          </table:table-cell>
          <table:table-cell table:style-name="Table2.1.C10" office:value-type="string">
            <text:p text:style-name="Standard">-2.2E-308 to +1.7E+308 </text:p>
          </table:table-cell>
        </table:table-row>
        <table:table-row>
          <table:table-cell table:style-name="Table2.1.A11" office:value-type="string">
            <text:p text:style-name="Standard">Single </text:p>
          </table:table-cell>
          <table:table-cell table:style-name="Table2.1.B11" office:value-type="string">
            <text:p text:style-name="Standard">32-bit, </text:p>
            <text:p text:style-name="Standard">floating point, 4 bytes </text:p>
          </table:table-cell>
          <table:table-cell table:style-name="Table2.1.C11" office:value-type="string">
            <text:p text:style-name="Standard">1.1 E-38 to 3.43 E+38 </text:p>
          </table:table-cell>
        </table:table-row>
      </table:table>
      <text:p text:style-name="Standard"/>
      <text:p text:style-name="Standard">Table <text:span text:style-name="T6">2.</text:span><text:sequence text:ref-name="refTable0" text:name="Table" text:formula="ooow:Table+1" style:num-format="1">1</text:sequence>: FreeBASIC Numeric Data Types </text:p>
      <text:p text:style-name="Standard"/>
      <text:h text:style-name="Heading_20_1" text:outline-level="1">Signed Versus Unsigned Data Types </text:h>
      <text:p text:style-name="Standard">Signed data types, as the name implies, can be negative, zero or positive. <text:s/>Unsigned types can only be zero or positive, which give them a greater positive range <text:span text:style-name="T2">than their </text:span>signed counterparts. If your data will never be negative, using the unsigned data types will allow you to store larger numbers in the same size variable. </text:p>
      <text:h text:style-name="Heading_20_1" text:outline-level="1">The Floating Point Data Type </text:h>
      <text:p text:style-name="Standard">The floating point data types, Single and Double, are able to store numbers with decimal digits. Keep in <text:soft-page-break/>mind that floating-point numbers are subject to rounding errors, which can accumulate over long calculations. You should carry more than the number of decimal digits than you need to ensure the greatest accuracy. </text:p>
      <text:h text:style-name="Heading_20_1" text:outline-level="1">Using Different Number Formats </text:h>
      <text:p text:style-name="Standard">Besides decimal numbers, FreeBASIC is able to recognize numbers in hexadecimal, binary and octal formats. Table 3.4 lists the number base and format to use. </text:p>
      <text:p text:style-name="Standard"/>
      <table:table table:name="Table2.3" table:style-name="Table2.3">
        <table:table-column table:style-name="Table2.3.A"/>
        <table:table-column table:style-name="Table2.3.B"/>
        <table:table-header-rows>
          <table:table-row>
            <table:table-cell table:style-name="Table2.3.A1" office:value-type="string">
              <text:p text:style-name="Standard">Number Base</text:p>
            </table:table-cell>
            <table:table-cell table:style-name="Table2.3.B1" office:value-type="string">
              <text:p text:style-name="Standard"><text:s/>Format </text:p>
            </table:table-cell>
          </table:table-row>
        </table:table-header-rows>
        <table:table-row>
          <table:table-cell table:style-name="Table2.3.A2" office:value-type="string">
            <text:p text:style-name="Standard">Decimal </text:p>
          </table:table-cell>
          <table:table-cell table:style-name="Table2.3.B2" office:value-type="string">
            <text:p text:style-name="Standard">myVar =254 </text:p>
          </table:table-cell>
        </table:table-row>
        <table:table-row>
          <table:table-cell table:style-name="Table2.3.A3" office:value-type="string">
            <text:p text:style-name="Standard">Hexadecimal</text:p>
          </table:table-cell>
          <table:table-cell table:style-name="Table2.3.B3" office:value-type="string">
            <text:p text:style-name="Standard">myVar =&amp;HFE </text:p>
          </table:table-cell>
        </table:table-row>
        <table:table-row>
          <table:table-cell table:style-name="Table2.3.A4" office:value-type="string">
            <text:p text:style-name="Standard">Binary</text:p>
          </table:table-cell>
          <table:table-cell table:style-name="Table2.3.B4" office:value-type="string">
            <text:p text:style-name="Standard">myVar =&amp;B11111110 </text:p>
          </table:table-cell>
        </table:table-row>
        <table:table-row>
          <table:table-cell table:style-name="Table2.3.A5" office:value-type="string">
            <text:p text:style-name="Standard">Octa<text:span text:style-name="T7">l</text:span></text:p>
          </table:table-cell>
          <table:table-cell table:style-name="Table2.3.B5" office:value-type="string">
            <text:p text:style-name="Standard">myVar =&amp;O376 </text:p>
          </table:table-cell>
        </table:table-row>
        <table:table-row>
          <table:table-cell table:style-name="Table2.3.A6" office:value-type="string">
            <text:p text:style-name="Standard">Exponential Numbers</text:p>
          </table:table-cell>
          <table:table-cell table:style-name="Table2.3.B6" office:value-type="string">
            <text:p text:style-name="Standard">myVar =243E10 </text:p>
          </table:table-cell>
        </table:table-row>
      </table:table>
      <text:p text:style-name="Standard">Table 2.<text:span text:style-name="T8">2 </text:span>Format of Number Bases </text:p>
      <text:h text:style-name="Heading_20_2" text:outline-level="2">Hexadecimal Numbers </text:h>
      <text:p text:style-name="Standard">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h text:style-name="Heading_20_2" text:outline-level="2">Binary Numbers </text:h>
      <text:p text:style-name="Standard">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h text:style-name="Heading_20_2" text:outline-level="2">Octal Numbers </text:h>
      <text:p text:style-name="Standard">Octal is a base eight numbering scheme and have digits in the range of 0 to 7. Octal numbers were very popular in early computer systems, but aren’t used much today except in some specialized applications. To indicate an octal number, use the &amp;O prefix. </text:p>
      <text:h text:style-name="Heading_20_2" text:outline-level="2">Exponential Numbers </text:h>
      <text:p text:style-name="Standard">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Standard"/>
      <text:p text:style-name="Standard"/>
      <text:p text:style-name="Standard"/>
      <text:p text:style-name="Standard"><text:soft-page-break/></text:p>
      <text:p text:style-name="Standard">Exercises </text:p>
      <text:p text:style-name="Standard"><text:s/>Here are some questions to test what you have read. <text:s text:c="2"/></text:p>
      <text:p text:style-name="Standard"/>
      <text:p text:style-name="Standard">1) What data type would be the best to store the number 196? </text:p>
      <text:p text:style-name="Standard">2) What data type would be the best to store the number 2.134? </text:p>
      <text:p text:style-name="Standard">3) What data type is the best for general usage on 32-bit systems? </text:p>
      <text:p text:style-name="Standard">4) What is the difference between signed and unsigned data types? </text:p>
      <text:p text:style-name="Standard">5) What prefix would you use to designate a binary number? </text:p>
      <text:p text:style-name="Standard">6) What prefix would you use to designate a hexadecimal number? </text:p>
      <text:p text:style-name="Standard">7) What Alphabetic letters are allowed in a hexadecimal number? </text:p>
      <text:p text:style-name="Standard">8) What would the hexadecimal number 1AF be in decimal form?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style:contextual-spacing="false" fo:text-align="start" style:justify-single-word="false" fo:text-indent="0in" style:auto-text-indent="tru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style style:name="Mdp1" style:family="drawing-page">
      <style:drawing-page-properties draw:fill="none" draw:fill-color="#99ccff" draw:fill-image-width="0in" draw:fill-image-height="0in"/>
    </style:style>
  </office:automatic-styles>
  <office:master-styles>
    <style:master-page style:name="Standard" style:page-layout-name="Mpm1" draw:style-name="Mdp1">
      <style:header>
        <text:p text:style-name="Header"/>
      </style:header>
      <style:footer>
        <text:p text:style-name="List"><text:page-number text:select-page="current">3</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hapter 2 Numeric Data Types </dc:title>
    <dc:date>2020-08-21T01:18:45.736000000</dc:date>
    <meta:editing-duration>P2DT17H24M51S</meta:editing-duration>
    <meta:editing-cycles>34</meta:editing-cycles>
    <meta:generator>LibreOffice/7.0.0.3$Windows_X86_64 LibreOffice_project/8061b3e9204bef6b321a21033174034a5e2ea88e</meta:generator>
    <meta:document-statistic meta:table-count="2" meta:image-count="0" meta:object-count="0" meta:page-count="3" meta:paragraph-count="80" meta:word-count="657" meta:character-count="3861" meta:non-whitespace-character-count="3213"/>
    <meta:template xlink:type="simple" xlink:actuate="onRequest" xlink:title="" xlink:href="../fbeginnerm.odm" meta:date="2019-04-17T10:13:17.451922664"/>
  </office:meta>
</office:document-meta>
</file>